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cm" fo:margin-bottom="0.101cm"/>
    </style:style>
    <style:style style:name="P3" style:family="paragraph" style:parent-style-name="Text_20_body">
      <style:paragraph-properties fo:margin-top="0cm" fo:margin-bottom="0.101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style:shadow="none" style:vertical-align="bottom"/>
    </style:style>
    <style:style style:name="P7" style:family="paragraph" style:parent-style-name="Text_20_body">
      <style:paragraph-properties fo:padding="0cm" fo:border="none" style:shadow="none"/>
    </style:style>
    <style:style style:name="P8" style:family="paragraph" style:parent-style-name="Text_20_body">
      <style:paragraph-properties fo:padding="0cm" fo:border="none" style:shadow="none" style:vertical-align="bottom"/>
    </style:style>
    <style:style style:name="P9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0" style:family="paragraph" style:parent-style-name="Text_20_body">
      <style:paragraph-properties fo:padding="0cm" fo:border="none" style:shadow="none"/>
      <style:text-properties style:font-name="Nimbus Sans L" fo:font-size="8.5pt" style:font-size-asian="10.5pt"/>
    </style:style>
    <style:style style:name="P11" style:family="paragraph" style:parent-style-name="Text_20_body">
      <style:paragraph-properties fo:padding="0cm" fo:border-left="none" fo:border-right="0.035cm solid #000000" fo:border-top="none" fo:border-bottom="none" style:shadow="non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1.323cm"/>
          <style:tab-stop style:position="6.001cm"/>
        </style:tab-stops>
      </style:paragraph-properties>
    </style:style>
    <style:style style:name="P14" style:family="paragraph" style:parent-style-name="Standard">
      <style:paragraph-properties fo:text-align="start" style:justify-single-word="false" style:vertical-align="bottom">
        <style:tab-stops>
          <style:tab-stop style:position="1.323cm"/>
          <style:tab-stop style:position="6.001cm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style:text-line-through-style="solid"/>
    </style:style>
    <style:style style:name="P16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 fo:font-size="9pt" style:font-size-asian="9pt" style:font-size-complex="9pt"/>
    </style:style>
    <style:style style:name="P17" style:family="paragraph" style:parent-style-name="Text_20_body">
      <style:paragraph-properties fo:margin-top="0cm" fo:margin-bottom="0.101cm" fo:padding="0cm" fo:border-left="none" fo:border-right="0.035cm solid #000000" fo:border-top="none" fo:border-bottom="none" style:shadow="none"/>
      <style:text-properties fo:font-size="9pt" style:font-size-asian="9pt" style:font-size-complex="9pt"/>
    </style:style>
    <style:style style:name="P18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9" style:family="paragraph" style:parent-style-name="Heading_20_1">
      <style:paragraph-properties fo:margin-top="0cm" fo:margin-bottom="0.101cm"/>
    </style:style>
    <style:style style:name="P20" style:family="paragraph" style:parent-style-name="Heading_20_1">
      <style:paragraph-properties fo:margin-top="0cm" fo:margin-bottom="0.101cm" fo:break-before="column"/>
    </style:style>
    <style:style style:name="P21" style:family="paragraph" style:parent-style-name="Heading_20_1">
      <style:paragraph-properties fo:margin-top="0cm" fo:margin-bottom="0.101cm" style:shadow="none" fo:keep-with-next="always" style:vertical-align="bottom"/>
      <style:text-properties style:font-name-asian="DejaVu Sans" style:font-name-complex="Lohit Hindi"/>
    </style:style>
    <style:style style:name="P22" style:family="paragraph" style:parent-style-name="Heading_20_1" style:master-page-name="">
      <style:paragraph-properties fo:margin-top="0cm" fo:margin-bottom="0.101cm" style:page-number="auto" fo:break-before="column"/>
    </style:style>
    <style:style style:name="P23" style:family="paragraph" style:parent-style-name="Heading_20_1" style:master-page-name="">
      <style:paragraph-properties fo:margin-top="0cm" fo:margin-bottom="0.101cm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8.5pt" style:font-size-asian="10.5pt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4.935cm" fo:min-width="8.964cm" draw:z-index="0">
        <draw:text-box fo:min-height="5.383cm">
          <text:h text:style-name="P18" text:outline-level="1">Conventions</text:h>
          <text:p text:style-name="P17">Additions since the last release are marked with a vertical bar</text:p>
          <text:p text:style-name="P16">Deletions since the last release are struck through</text:p>
          <text:p text:style-name="P15"/>
          <text:p text:style-name="P13">Author: <text:tab/>Michael Pellaton</text:p>
          <text:p text:style-name="P14">Version:<text:tab/><text:modification-date style:data-style-name="N106">2016-07-27 1039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2">Copyright © 2016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19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4">Redo (on Windows)<text:tab/>Ctrl+Y<text:tab/>Dialogs, Windows</text:p>
        <text:p text:style-name="P6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7">Toggle Split Editor horizontal<text:tab/>Ctrl+_<text:tab/><text:span text:style-name="T2">Windows</text:span></text:p>
        <text:p text:style-name="P10">Togl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5">Search Occurrences in File<text:tab/>Shift+Ctrl+U<text:tab/>Windows</text:p>
        <text:h text:style-name="Heading_20_1" text:outline-level="1">Git</text:h>
        <text:p text:style-name="P8">Comm<text:span text:style-name="T1">it...<text:tab/>Ctrl+#<text:tab/>In Windows</text:span></text:p>
        <text:p text:style-name="P9">Copy Path to Clipboard<text:tab/>Ctrl+C<text:tab/>In Git Repo View</text:p>
        <text:p text:style-name="P9">Copy<text:tab/>Ctrl+C<text:tab/>In Git Reflog View</text:p>
        <text:p text:style-name="P9">Paste Repo Path or URI<text:tab/>Ctrl+V<text:tab/>In Git Repo View</text:p>
        <text:p text:style-name="Text_20_body"/>
        <text:h text:style-name="P20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1">Toggle Word Wrap<text:tab/>Alt+Shift+Y<text:tab/>Editing Text</text:p>
        <text:p text:style-name="P11">Zoom In<text:tab/>Ctrl++<text:tab/>Editing Text</text:p>
        <text:p text:style-name="P11">Zoom In <text:tab/>Ctrl+=<text:tab/>Editing Text</text:p>
        <text:p text:style-name="P11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7">Annotate Class File<text:tab/>Ctrl+1<text:tab/>Browse Att. Src.</text:p>
        <text:h text:style-name="P21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7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0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6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7">Skip All Breakpoints<text:tab/>Ctrl+Alt+B<text:tab/>Windows</text:p>
        <text:h text:style-name="Heading_20_1" text:outline-level="1"/>
        <text:h text:style-name="P22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1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1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23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6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2">Show Contrib. Plug-in<text:tab/>Shift+Alt+F3 <text:tab/>Dialogs, Windows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6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ellaton</meta:initial-creator>
    <meta:creation-date>2011-02-16T16:40:31</meta:creation-date>
    <dc:date>2016-07-27T10:39:41.10</dc:date>
    <meta:editing-duration>PT3H15M29S</meta:editing-duration>
    <meta:editing-cycles>41</meta:editing-cycles>
    <meta:generator>OpenOffice/4.1.2$Win32 OpenOffice.org_project/412m3$Build-9782</meta:generator>
    <meta:print-date>2014-07-03T10:39:01.365000000</meta:print-date>
    <meta:document-statistic meta:table-count="0" meta:image-count="0" meta:object-count="0" meta:page-count="2" meta:paragraph-count="249" meta:word-count="1306" meta:character-count="9081"/>
  </office:meta>
</office:document-meta>
</file>